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17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2.2327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228in"/>
    </style:style>
    <style:style style:name="co9" style:family="table-column">
      <style:table-column-properties fo:break-before="auto" style:column-width="1.9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ardwa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office:value-type="string" calcext:value-type="string">
            <text:p>applica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art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single axis</text:p>
          </table:table-cell>
          <table:table-cell office:value-type="string" calcext:value-type="string">
            <text:p>dual axis</text:p>
          </table:table-cell>
          <table:table-cell office:value-type="string" calcext:value-type="string">
            <text:p>b52</text:p>
          </table:table-cell>
        </table:table-row>
        <table:table-row table:style-name="ro1">
          <table:table-cell office:value-type="string" calcext:value-type="string">
            <text:p>DC motor 1 h-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1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h 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 motor 2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 SS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 SS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sensor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 voltag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nomet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Driver 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y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y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stop inp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 Pressur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 Flow R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AC voltage detect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AC current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AC frequency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switch 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 control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 control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rpi</text:p>
          </table:table-cell>
          <table:table-cell table:number-columns-repeated="4"/>
        </table:table-row>
      </table:table>
      <table:table table:name="turbine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urbine not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pressureWater</text:p>
          </table:table-cell>
          <table:table-cell office:value-type="string" calcext:value-type="string">
            <text:p>Hydro nominal pressure 98psi</text:p>
          </table:table-cell>
          <table:table-cell office:value-type="string" calcext:value-type="string">
            <text:p><text:a xlink:href="http://www.ebay.com/itm/181499404744?_trksid=p2055119.m1438.l2649&amp;ssPageName=STRK%3AMEBIDX%3AIT" xlink:type="simple">http://www.ebay.com/itm/181499404744?_trksid=p2055119.m1438.l2649&amp;ssPageName=STRK%3AMEBIDX%3AIT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mperaturePower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WaterIn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WaterOut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Genera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tuatorNeedleVa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torJetDeflec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werP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Frequenc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 link to gateway, 1000'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omHeaterControlA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9:05:06.953808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33:57.505921600</meta:creation-date>
    <dc:date>2016-01-11T09:17:59.645601706</dc:date>
    <meta:editing-duration>P1DT10H30M51S</meta:editing-duration>
    <meta:editing-cycles>31</meta:editing-cycles>
    <meta:generator>LibreOffice/4.2.8.2$Linux_x86 LibreOffice_project/420m0$Build-2</meta:generator>
    <meta:document-statistic meta:table-count="2" meta:cell-count="237" meta:object-count="0"/>
  </office:meta>
</office:document-meta>
</file>